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1">
      <style:paragraph-properties fo:margin-top="0in" fo:margin-bottom="0in" fo:padding="0.0193in" fo:border="0.0008in solid #d9d9e3"/>
    </style:style>
    <style:style style:name="P6" style:family="paragraph" style:parent-style-name="Text_20_body" style:list-style-name="L2">
      <style:paragraph-properties fo:margin-top="0in" fo:margin-bottom="0in" fo:padding="0.0193in" fo:border="0.0008in solid #d9d9e3"/>
    </style:style>
    <style:style style:name="P7" style:family="paragraph" style:parent-style-name="Text_20_body" style:list-style-name="L3">
      <style:paragraph-properties fo:margin-top="0in" fo:margin-bottom="0in" fo:padding="0.0193in" fo:border="0.0008in solid #d9d9e3"/>
    </style:style>
    <style:style style:name="P8" style:family="paragraph" style:parent-style-name="Heading_20_3">
      <style:paragraph-properties fo:padding="0.0193in" fo:border="0.0008in solid #d9d9e3"/>
    </style:style>
    <style:style style:name="P9" style:family="paragraph" style:parent-style-name="Preformatted_20_Text">
      <style:paragraph-properties fo:margin-top="0in" fo:margin-bottom="0.1965in" fo:padding="0.0193in" fo:border="0.0008in solid #d9d9e3"/>
    </style:style>
    <style:style style:name="P10" style:family="paragraph" style:parent-style-name="Preformatted_20_Text">
      <style:paragraph-properties fo:padding="0.0193in" fo:border="0.0008in solid #d9d9e3"/>
    </style:style>
    <style:style style:name="P11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Глава 1: Введение в Laravel</text:span></text:h>
      <text:h text:style-name="P8" text:outline-level="3"><text:span text:style-name="Strong_20_Emphasis">1.1 Что такое Laravel?</text:span></text:h>
      <text:p text:style-name="P1">Laravel - это мощный и популярный фреймворк для создания веб-приложений на языке программирования PHP. Он разработан для облегчения и ускорения процесса создания веб-приложений, обладает элегантным синтаксисом и множеством инструментов, упрощающих работу разработчика.</text:p>
      <text:h text:style-name="P11" text:outline-level="4">Основы фреймворка Laravel:</text:h>
      <text:list xml:id="list2102499783055984898" text:style-name="L1">
        <text:list-item>
          <text:p text:style-name="P5"><text:span text:style-name="Strong_20_Emphasis">Экосистема:</text:span> Laravel предоставляет целый набор инструментов для разработки, включая механизм маршрутизации, систему управления базами данных, удобный шаблонизатор Blade, инструменты для аутентификации и многое другое.</text:p>
        </text:list-item>
        <text:list-item>
          <text:p text:style-name="P5"><text:span text:style-name="Strong_20_Emphasis">Элегантный синтаксис:</text:span> Фреймворк использует простой и выразительный синтаксис, что делает код понятным и читаемым.</text:p>
        </text:list-item>
        <text:list-item>
          <text:p text:style-name="P5"><text:span text:style-name="Strong_20_Emphasis">Расширяемость:</text:span> Laravel легко расширяем и настраиваем благодаря модульной структуре и обширному сообществу, которое создает пакеты расширения.</text:p>
        </text:list-item>
        <text:list-item>
          <text:p text:style-name="P2"><text:span text:style-name="Strong_20_Emphasis">Поддержка современных практик:</text:span> Он интегрирует современные практики разработки, такие как использование MVC-архитектуры (Model-View-Controller), работа с API и многие другие.</text:p>
        </text:list-item>
      </text:list>
      <text:h text:style-name="P8" text:outline-level="3"><text:span text:style-name="Strong_20_Emphasis">1.2 Установка и настройка</text:span></text:h>
      <text:h text:style-name="P11" text:outline-level="4">Установка Laravel через Composer:</text:h>
      <text:p text:style-name="P1">Для начала работы с Laravel требуется PHP и Composer. Лучший способ установить Laravel - через Composer, устанавливая его как зависимость проекта:</text:p>
      <text:p text:style-name="P10">bashCopy code</text:p>
      <text:p text:style-name="P9"><text:span text:style-name="Source_20_Text">composer create-project --prefer-dist laravel/laravel название_проекта</text:span></text:p>
      <text:h text:style-name="P11" text:outline-level="4">Конфигурация окружения и базы данных:</text:h>
      <text:p text:style-name="P1">После установки необходимо сконфигурировать окружение, включая настройку базы данных. Файл <text:span text:style-name="Source_20_Text">.env</text:span> содержит конфигурационные параметры, такие как данные для подключения к базе данных, ключи приложения и другие настройки, которые могут быть настроены здесь.</text:p>
      <text:h text:style-name="P8" text:outline-level="3"><text:span text:style-name="Strong_20_Emphasis">1.3 Структура проекта</text:span></text:h>
      <text:h text:style-name="P11" text:outline-level="4">Обзор структуры папок и файлов в Laravel:</text:h>
      <text:p text:style-name="P1">Laravel имеет четкую структуру каталогов, которая помогает упорядочить код:</text:p>
      <text:list xml:id="list6593291485090132590" text:style-name="L2">
        <text:list-item>
          <text:p text:style-name="P6"><text:span text:style-name="Strong_20_Emphasis">app:</text:span> Содержит ядро приложения, включая модели, контроллеры, сервис-провайдеры и т.д.</text:p>
        </text:list-item>
        <text:list-item>
          <text:p text:style-name="P6"><text:span text:style-name="Strong_20_Emphasis">bootstrap:</text:span> Файлы, отвечающие за загрузку и инициализацию приложения.</text:p>
        </text:list-item>
        <text:list-item>
          <text:p text:style-name="P6"><text:span text:style-name="Strong_20_Emphasis">config:</text:span> Конфигурационные файлы для различных компонентов приложения.</text:p>
        </text:list-item>
        <text:list-item>
          <text:p text:style-name="P6"><text:span text:style-name="Strong_20_Emphasis">database:</text:span> Миграции базы данных, сидеры, фабрики для тестирования и т.д.</text:p>
        </text:list-item>
        <text:list-item>
          <text:p text:style-name="P6"><text:soft-page-break/><text:span text:style-name="Strong_20_Emphasis">public:</text:span> Веб-доступные файлы, такие как статические файлы, изображения и точка входа для приложения.</text:p>
        </text:list-item>
        <text:list-item>
          <text:p text:style-name="P6"><text:span text:style-name="Strong_20_Emphasis">resources:</text:span> Шаблоны Blade, файлы языков и другие ресурсы.</text:p>
        </text:list-item>
        <text:list-item>
          <text:p text:style-name="P6"><text:span text:style-name="Strong_20_Emphasis">routes:</text:span> Определение маршрутов приложения.</text:p>
        </text:list-item>
        <text:list-item>
          <text:p text:style-name="P3"><text:span text:style-name="Strong_20_Emphasis">tests:</text:span> Тесты для приложения.</text:p>
        </text:list-item>
      </text:list>
      <text:h text:style-name="P11" text:outline-level="4">MVC (Model-View-Controller) паттерн:</text:h>
      <text:p text:style-name="P1">Laravel построен на архитектурном паттерне MVC, который помогает разделить логику приложения на три основных компонента:</text:p>
      <text:list xml:id="list5484211326614792736" text:style-name="L3">
        <text:list-item>
          <text:p text:style-name="P7"><text:span text:style-name="Strong_20_Emphasis">Модели (Models):</text:span> Отвечают за работу с данными и взаимодействие с базой данных.</text:p>
        </text:list-item>
        <text:list-item>
          <text:p text:style-name="P7"><text:span text:style-name="Strong_20_Emphasis">Представления (Views):</text:span> Отображают данные пользователю и обычно используют шаблоны Blade.</text:p>
        </text:list-item>
        <text:list-item>
          <text:p text:style-name="P4"><text:span text:style-name="Strong_20_Emphasis">Контроллеры (Controllers):</text:span> Обрабатывают запросы пользователя, взаимодействуют с моделями и передают данные в представления.</text:p>
        </text:list-item>
      </text:list>
      <text:p text:style-name="P1">Это основа для построения приложений в Laravel, позволяющая разделить ответственность между различными частями кода для лучшей организации и управляемости проек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16:31.79</dc:date>
    <meta:document-statistic meta:table-count="0" meta:image-count="0" meta:object-count="0" meta:page-count="2" meta:paragraph-count="32" meta:word-count="362" meta:character-count="2838"/>
    <dc:creator>Dima Wide</dc:creator>
    <meta:user-defined meta:name="Info 1"/>
    <meta:user-defined meta:name="Info 2"/>
    <meta:user-defined meta:name="Info 3"/>
    <meta:user-defined meta:name="Info 4"/>
  </office:meta>
</office:document-meta>
</file>